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0pt" style:text-underline-style="solid" style:text-underline-width="auto" style:text-underline-color="font-color" fo:font-weight="bold" officeooo:rsid="001b4879" style:font-weight-asian="bold" style:font-weight-complex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top="0.302cm" fo:margin-bottom="0.302cm" loext:contextual-spacing="false" fo:line-height="115%"/>
      <style:text-properties fo:font-size="12pt" style:text-underline-style="none" fo:font-weight="normal" officeooo:rsid="001b4879" officeooo:paragraph-rsid="001b4879" style:font-weight-asian="normal" style:font-weight-complex="normal"/>
    </style:style>
    <style:style style:name="P4" style:family="paragraph" style:parent-style-name="Standard">
      <style:paragraph-properties fo:margin-top="0.302cm" fo:margin-bottom="0.302cm" loext:contextual-spacing="false" fo:line-height="115%"/>
      <style:text-properties fo:font-size="12pt" style:text-underline-style="none" fo:font-weight="bold" officeooo:rsid="001b4879" officeooo:paragraph-rsid="001b487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DO SOME STUFF WITH POSTGRESQL QUERY</text:p>
      <text:p text:style-name="P3">1. Import csv file into your database</text:p>
      <text:p text:style-name="P3">NOTES-</text:p>
      <text:p text:style-name="P3">first create a table inside your database and create one csv file in your system with same fields.</text:p>
      <text:p text:style-name="P4">Create a Table :</text:p>
      <text:p text:style-name="P3"/>
      <text:p text:style-name="P3">https://postgis.net/docs/manual-1.4/ch0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1:35:18.179321017</meta:creation-date>
    <dc:date>2018-06-18T12:10:08.592248136</dc:date>
    <meta:editing-duration>PT3H26M4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37" meta:character-count="237" meta:non-whitespace-character-count="206"/>
  </office:meta>
</office:document-meta>
</file>